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52" calcext:value-type="float">
            <text:p>1352</text:p>
          </table:table-cell>
          <table:table-cell table:style-name="ce7" table:formula="of:=COUNTIF([.B7:.B999998];&quot;X&quot;)" office:value-type="float" office:value="1171" calcext:value-type="float">
            <text:p>117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34" calcext:value-type="float">
            <text:p>14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5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5">00/00/0000</text:date>, <text:time style:data-style-name="N2" text:time-value="23:28:02.9698951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5T23:28:42.531764956</dc:date>
    <meta:editing-duration>P1DT11H17M20S</meta:editing-duration>
    <meta:editing-cycles>1340</meta:editing-cycles>
    <meta:document-statistic meta:table-count="1" meta:cell-count="8157" meta:object-count="0"/>
  </office:meta>
</office:document-meta>
</file>